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1" style:family="text">
      <style:text-properties fo:language="ru" fo:country="RU"/>
    </style:style>
    <style:style style:name="T2" style:family="text">
      <style:text-properties fo:language="ru" fo:country="RU" officeooo:rsid="002f7a08"/>
    </style:style>
    <style:style style:name="T3" style:family="text">
      <style:text-properties fo:language="ru" fo:country="RU" officeooo:rsid="00303bed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language="ru" fo:country="RU" fo:font-style="normal" fo:font-weight="normal" officeooo:rsid="002f7a08" style:font-size-asian="10pt" style:font-style-asian="normal" style:font-weight-asian="normal"/>
    </style:style>
    <style:style style:name="T7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2f7a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научиться разделять наборы данные на выборки</text:h>
      <text:p text:style-name="Code">import random<text:line-break/>cases = {0,1}<text:line-break/>values1 = [346,395]<text:line-break/>values2 = [148,99]<text:line-break/>Tren = []<text:line-break/>Test = []<text:line-break/>for value in cases: #346/148 - 70%/30%; 395/99 - 80%/20%<text:line-break/>spreadsheet = open("vasya.txt", "r", errors="ignore")<text:line-break/>spreadsheet = spreadsheet.readlines()<text:line-break/>while len(Tren) &lt; values1[value]:<text:line-break/>eh = random.randint(0,len(spreadsheet)-1)<text:line-break/>Tren.append(spreadsheet[eh])<text:line-break/>spreadsheet.pop(eh)<text:line-break/>Test = spreadsheet.copy()<text:line-break/></text:p>
      <text:p text:style-name="Centralized"><text:bookmark-start text:name="__DdeLink__31_2970854199"/><text:bookmark-end text:name="__DdeLink__31_2970854199"/>Листинг 1 — участок программного кода, выполняющий <text:span text:style-name="T1">разделение датасета на тренировочные и тестовые выборки размером в 70/80 и 30/20 % соответственно</text:span></text:p>
      <text:p text:style-name="Code">spreadsheet = open("vasya.txt", "r", errors="ignore")<text:line-break/>spreadsheet = spreadsheet.readlines()<text:line-break/>Test =[]<text:line-break/>while len(Test) &lt; 60: #494 * .12 = 60<text:line-break/>eh = random.randint(0,len(spreadsheet)-1)<text:line-break/>Test.append(spreadsheet[eh])<text:line-break/>spreadsheet.pop(eh)<text:line-break/>Comp = spreadsheet.copy()<text:line-break/>Vald = Comp[:int((len(Comp))/7)]<text:line-break/>Tren = Comp[int((len(Comp)/7)):]<text:line-break/>print("zhopa")</text:p>
      <text:p text:style-name="Centralized">Листинг 2 — участок программного кода, выполняющий <text:span text:style-name="T1">разделение датасета на тренировочную, валидационную и тестовую выборк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f7a0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Centralized">Хохлов, ИТб-201 — Лабораторная работа №<text:span text:style-name="MT1">3</text:span> «<text:span text:style-name="MT1">Разбиение датасетов на тренировочные, тестовые, валидационные выборки</text:span>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4-18T16:05:08.049000000</dc:date>
    <meta:editing-duration>PT2H53M5S</meta:editing-duration>
    <meta:editing-cycles>37</meta:editing-cycles>
    <meta:document-statistic meta:table-count="0" meta:image-count="0" meta:object-count="0" meta:page-count="1" meta:paragraph-count="6" meta:word-count="135" meta:character-count="1161" meta:non-whitespace-character-count="1028"/>
  </office:meta>
</office:document-meta>
</file>